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style:font-name="Courier New" fo:font-size="16pt" style:text-underline-style="none" fo:font-weight="normal" style:font-size-asian="16pt" style:font-weight-asian="normal" style:font-size-complex="16pt" style:font-weight-complex="normal"/>
    </style:style>
    <style:style style:name="T3" style:family="text">
      <style:text-properties style:font-name="Courier New" style:text-underline-style="none" fo:font-weight="normal" style:font-weight-asian="normal" style:font-weight-complex="normal"/>
    </style:style>
    <style:style style:name="T4" style:family="text">
      <style:text-properties style:font-name="Courier New" style:text-underline-style="none" fo:font-weight="bold" style:font-weight-asian="bold" style:font-weight-complex="bold"/>
    </style:style>
    <style:style style:name="T5" style:family="text">
      <style:text-properties style:font-name="Courier New" fo:font-size="11pt" style:text-underline-style="none" fo:font-weight="bold" style:font-size-asian="11pt" style:font-weight-asian="bold" style:font-size-complex="11pt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taShop aide mémoire</text:p>
      <text:p text:style-name="P1"/>
      <text:p text:style-name="P2">Lancement du logiciel</text:p>
      <text:p text:style-name="P2"/>
      <text:list xml:id="list6853453295978795827" text:style-name="L1">
        <text:list-header>
          <text:p text:style-name="P3">1. OuvrirWampserver64</text:p>
          <text:p text:style-name="P4"><text:span text:style-name="T6">2. Lorsque tous les services sont lancés, ouvrir la page d'accueil de Wampserver avec un navigateur <text:s/>à l'adresse </text:span><text:span text:style-name="T5">http://localhost/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</meta:initial-creator>
    <meta:creation-date>2024-08-22T18:35:49.71</meta:creation-date>
    <meta:document-statistic meta:table-count="0" meta:image-count="0" meta:object-count="0" meta:page-count="1" meta:paragraph-count="4" meta:word-count="29" meta:character-count="197"/>
    <dc:date>2024-08-22T19:01:48.42</dc:date>
    <dc:creator>Patrice </dc:creator>
    <meta:editing-duration>PT10M46S</meta:editing-duration>
    <meta:editing-cycles>1</meta:editing-cycles>
    <meta:generator>OpenOffice/4.1.12$Win32 OpenOffice.org_project/4112m1$Build-9809</meta:generator>
  </office:meta>
</office:document-meta>
</file>